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settings.xml" manifest:media-type="text/xml"/>
  <manifest:file-entry manifest:full-path="styles.xml" manifest:media-type="text/xml"/>
  <manifest:file-entry manifest:full-path="meta.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P2" style:family="paragraph" style:parent-style-name="Standard">
      <style:paragraph-properties fo:text-align="center" style:justify-single-word="false"/>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P3" style:family="paragraph" style:parent-style-name="Standard">
      <style:text-properties style:font-name="Times New Roman" style:font-name-complex="Times New Roman"/>
    </style:style>
    <style:style style:name="P4" style:family="paragraph" style:parent-style-name="Standard">
      <style:text-properties style:font-name="Times New Roman" fo:font-weight="bold" style:font-weight-asian="bold" style:font-name-complex="Times New Roman" style:font-weight-complex="bold"/>
    </style:style>
    <style:style style:name="P5" style:family="paragraph" style:parent-style-name="Standard">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style>
    <style:style style:name="P6" style:family="paragraph" style:parent-style-name="Standard">
      <style:text-properties fo:color="#000000" style:font-name="Times New Roman" style:font-name-complex="Times New Roman"/>
    </style:style>
    <style:style style:name="P7" style:family="paragraph" style:parent-style-name="Standard">
      <style:text-properties style:font-weight-complex="bold"/>
    </style:style>
    <style:style style:name="P8"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9" style:family="paragraph" style:parent-style-name="Text_20_body">
      <style:text-properties fo:color="#000000" style:font-name="Times New Roman" style:font-name-complex="Times New Roman"/>
    </style:style>
    <style:style style:name="P10" style:family="paragraph" style:parent-style-name="Text_20_body">
      <style:text-properties style:font-name="Times New Roman" style:font-name-complex="Times New Roman"/>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fo:color="#000000" style:font-name="Times New Roman" style:font-name-complex="Times New Roman"/>
    </style:style>
    <style:style style:name="P13" style:family="paragraph" style:parent-style-name="Text_20_body">
      <style:paragraph-properties fo:margin-top="0cm" fo:margin-bottom="0cm" loext:contextual-spacing="false"/>
      <style:text-properties style:font-name="Times New Roman" style:font-name-complex="Times New Roman"/>
    </style:style>
    <style:style style:name="P14" style:family="paragraph" style:parent-style-name="Standard">
      <style:paragraph-properties fo:margin-left="0cm" fo:margin-right="0cm" fo:text-indent="1.251cm" style:auto-text-indent="false"/>
      <style:text-properties fo:color="#000000" style:font-name="Times New Roman" fo:font-weight="bold" style:font-weight-asian="bold" style:font-name-complex="Times New Roman" style:font-weight-complex="bold"/>
    </style:style>
    <style:style style:name="P15" style:family="paragraph" style:parent-style-name="Normal_20__28_Web_29_">
      <loext:graphic-properties draw:fill="solid" draw:fill-color="#ffffff" draw:opacity="100%"/>
      <style:paragraph-properties fo:margin-top="0cm" fo:margin-bottom="0.265cm" loext:contextual-spacing="false" fo:text-align="justify" style:justify-single-word="false" fo:background-color="#ffffff"/>
    </style:style>
    <style:style style:name="P16" style:family="paragraph" style:parent-style-name="Standard">
      <style:paragraph-properties fo:margin-left="1.27cm" fo:margin-right="0cm" fo:text-indent="0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17" style:family="paragraph" style:parent-style-name="Standard">
      <style:paragraph-properties fo:margin-left="1.27cm" fo:margin-right="0cm" fo:text-indent="0cm" style:auto-text-indent="false">
        <style:tab-stops/>
      </style:paragraph-properties>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style>
    <style:style style:name="P18" style:family="paragraph" style:parent-style-name="Standard">
      <style:paragraph-properties fo:margin-left="1.27cm" fo:margin-right="0cm" fo:text-indent="0cm" style:auto-text-indent="false">
        <style:tab-stops/>
      </style:paragraph-properties>
    </style:style>
    <style:style style:name="P19" style:family="paragraph" style:parent-style-name="Standard">
      <style:paragraph-properties fo:margin-left="0.635cm" fo:margin-right="0cm" fo:text-indent="0cm" style:auto-text-indent="false">
        <style:tab-stops/>
      </style:paragraph-properties>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P20" style:family="paragraph" style:parent-style-name="Standard">
      <style:paragraph-properties fo:margin-left="1.905cm" fo:margin-right="0cm" fo:text-indent="0cm" style:auto-text-indent="false">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21" style:family="paragraph" style:parent-style-name="Standard">
      <style:paragraph-properties fo:margin-left="1.905cm" fo:margin-right="0cm" fo:text-indent="0cm" style:auto-text-indent="false">
        <style:tab-stops/>
      </style:paragraph-properties>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P22" style:family="paragraph" style:parent-style-name="Standard" style:master-page-name="MP0">
      <style:paragraph-properties fo:text-align="center" style:justify-single-word="false" style:page-number="auto" fo:break-before="page"/>
    </style:style>
    <style:style style:name="P23" style:family="paragraph" style:parent-style-name="Standard" style:list-style-name="L1">
      <style:text-properties style:font-name="Times New Roman"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name-complex="Times New Roman" style:font-style-complex="italic" style:font-weight-complex="bold"/>
    </style:style>
    <style:style style:name="P24" style:family="paragraph" style:parent-style-name="Standard" style:list-style-name="L1">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P25" style:family="paragraph" style:parent-style-name="Standard" style:list-style-name="L1">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style>
    <style:style style:name="P26" style:family="paragraph" style:parent-style-name="Standard" style:list-style-name="L2">
      <style:text-properties style:font-name="Times New Roman" style:font-name-complex="Times New Roman"/>
    </style:style>
    <style:style style:name="P27" style:family="paragraph" style:parent-style-name="Standard" style:list-style-name="L3">
      <style:text-properties style:font-name="Times New Roman" style:font-name-complex="Times New Roman"/>
    </style:style>
    <style:style style:name="P28" style:family="paragraph" style:parent-style-name="Standard" style:list-style-name="L1">
      <style:text-properties style:font-name="Times New Roman" fo:font-weight="bold" style:font-weight-asian="bold" style:font-name-complex="Times New Roman" style:font-weight-complex="bold"/>
    </style:style>
    <style:style style:name="P29" style:family="paragraph" style:parent-style-name="Standard" style:list-style-name="L1">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style>
    <style:style style:name="P30" style:family="paragraph" style:parent-style-name="Standard" style:list-style-name="L2"/>
    <style:style style:name="P31" style:family="paragraph" style:parent-style-name="Standard" style:list-style-name="L1">
      <style:text-properties style:text-underline-style="solid" style:text-underline-width="auto" style:text-underline-color="font-color" fo:font-weight="bold" style:text-underline-mode="continuous" style:text-overline-mode="continuous" style:text-line-through-mode="continuous" style:font-weight-asian="bold"/>
    </style:style>
    <style:style style:name="P32" style:family="paragraph" style:parent-style-name="Standard" style:list-style-name="L1">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style>
    <style:style style:name="P33" style:family="paragraph">
      <style:paragraph-properties fo:text-align="center" style:writing-mode="lr-tb"/>
    </style:style>
    <style:style style:name="P34" style:family="paragraph">
      <loext:graphic-properties draw:fill="solid" draw:fill-color="#5b9bd5" draw:opacity="100%"/>
      <style:paragraph-properties style:writing-mode="lr-tb" style:font-independent-line-spacing="true"/>
    </style:style>
    <style:style style:name="P35" style:family="paragraph">
      <loext:graphic-properties draw:fill="none"/>
    </style:style>
    <style:style style:name="T1"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style:font-name="Times New Roman" style:text-underline-style="solid" style:text-underline-width="auto" style:text-underline-color="font-color" fo:font-weight="bold" style:text-underline-mode="continuous" style:text-overline-mode="continuous" style:text-line-through-mode="continuous" style:font-weight-asian="bold" style:font-name-complex="Times New Roman" style:font-weight-complex="bold"/>
    </style:style>
    <style:style style:name="T3" style:family="text">
      <style:text-properties style:font-name="Times New Roman" style:font-name-complex="Times New Roman"/>
    </style:style>
    <style:style style:name="T4" style:family="text">
      <style:text-properties style:font-name="Times New Roman" style:font-name-complex="Times New Roman" style:font-weight-complex="bold"/>
    </style:style>
    <style:style style:name="T5" style:family="text">
      <style:text-properties style:font-name="Times New Roman" fo:font-weight="normal" style:font-weight-asian="normal" style:font-name-complex="Times New Roman" style:font-weight-complex="normal"/>
    </style:style>
    <style:style style:name="T6" style:family="text">
      <style:text-properties style:font-name="Times New Roman" fo:font-size="14pt" style:font-size-asian="14pt" style:language-asian="fr" style:country-asian="FR" style:font-name-complex="Times New Roman" style:font-size-complex="14pt" style:language-complex="ar" style:country-complex="SA"/>
    </style:style>
    <style:style style:name="T7" style:family="text">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language-asian="fr" style:country-asian="FR" style:font-weight-asian="bold" style:font-name-complex="Times New Roman" style:font-size-complex="14pt" style:language-complex="ar" style:country-complex="SA"/>
    </style:style>
    <style:style style:name="T8" style:family="text">
      <style:text-properties style:font-name="Times New Roman"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name-complex="Times New Roman" style:font-size-complex="14pt"/>
    </style:style>
    <style:style style:name="T9" style:family="text">
      <style:text-properties style:font-name="Times New Roman" fo:font-size="14pt" fo:font-weight="bold" style:font-size-asian="14pt" style:font-weight-asian="bold" style:font-name-complex="Times New Roman" style:font-size-complex="14pt"/>
    </style:style>
    <style:style style:name="T10" style:family="text">
      <style:text-properties fo:color="#000000" style:font-name="Times New Roman" fo:font-weight="normal" style:font-weight-asian="normal" style:font-name-complex="Times New Roman"/>
    </style:style>
    <style:style style:name="T11" style:family="text">
      <style:text-properties fo:color="#000000" style:font-name="Times New Roman" fo:font-weight="normal" style:font-weight-asian="normal" style:font-name-complex="Times New Roman" style:font-weight-complex="normal"/>
    </style:style>
    <style:style style:name="T12" style:family="text">
      <style:text-properties fo:color="#000000" style:font-name="Times New Roman" style:font-name-complex="Times New Roman"/>
    </style:style>
    <style:style style:name="T13" style:family="text">
      <style:text-properties fo:color="#000000" style:font-name="Times New Roman" officeooo:rsid="0013cee0" style:font-name-complex="Times New Roman"/>
    </style:style>
    <style:style style:name="T14" style:family="text">
      <style:text-properties fo:color="#000000" style:font-name="Times New Roman" fo:font-weight="bold" style:font-weight-asian="bold" style:font-name-complex="Times New Roman"/>
    </style:style>
    <style:style style:name="T15" style:family="text">
      <style:text-properties fo:color="#000000" style:font-name="Times New Roman" fo:font-weight="bold" style:font-weight-asian="bold" style:font-name-complex="Times New Roman" style:font-weight-complex="bold"/>
    </style:style>
    <style:style style:name="T16" style:family="text">
      <style:text-properties fo:color="#000000" style:font-name="Times New Roman" fo:font-style="normal" style:font-style-asian="normal" style:font-name-complex="Times New Roman"/>
    </style:style>
    <style:style style:name="T17" style:family="text">
      <style:text-properties fo:color="#222222" style:font-name="Times New Roman" style:font-name-complex="Times New Roman"/>
    </style:style>
    <style:style style:name="T18" style:family="text">
      <style:text-properties style:use-window-font-color="true" style:text-underline-style="none"/>
    </style:style>
    <style:style style:name="T19" style:family="text">
      <style:text-properties officeooo:rsid="0013cee0"/>
    </style:style>
    <style:style style:name="T20" style:family="text">
      <style:text-properties fo:color="#000000"/>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35cm" svg:stroke-color="#41719c" svg:stroke-opacity="100%" draw:stroke-linejoin="miter" svg:stroke-linecap="butt" draw:fill="solid" draw:fill-color="#5b9bd5" draw:opacity="100%" draw:textarea-horizontal-align="left" draw:textarea-vertical-align="middle" draw:auto-grow-height="false" draw:auto-grow-width="false" fo:padding-top="0.127cm" fo:padding-bottom="0.127cm" fo:padding-left="0.254cm" fo:padding-right="0.254cm" fo:wrap-option="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18cm" svg:stroke-color="#5b9bd5" draw:marker-end="a1"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18cm" svg:stroke-color="#5b9bd5" draw:marker-end="a4"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18cm" svg:stroke-color="#5b9bd5" draw:marker-end="a6"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018cm" svg:stroke-color="#5b9bd5" draw:marker-end="a1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width="0.018cm" svg:stroke-color="#5b9bd5" draw:marker-end="a1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width="0.018cm" svg:stroke-color="#5b9bd5" draw:marker-end="a1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width="0.018cm" svg:stroke-color="#5b9bd5" draw:marker-end="a27"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width="0.018cm" svg:stroke-color="#5b9bd5" draw:marker-end="a25"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18cm" svg:stroke-color="#5b9bd5" draw:marker-end="a23" svg:stroke-opacity="100%" draw:stroke-linejoin="miter" svg:stroke-linecap="butt" draw:fill="none" fo:padding-top="-0.008cm" fo:padding-bottom="-0.008cm" fo:padding-left="-0.008cm" fo:padding-right="-0.0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Police_20_par_20_défaut"><text:span text:style-name="T1">C</text:span></text:span><text:span text:style-name="Police_20_par_20_défaut"><text:span text:style-name="T2">AHIER DE CHARGE DE NOTRE SITE INTERNET</text:span></text:span></text:p>
      <text:p text:style-name="P2"/>
      <text:p text:style-name="P2">Composition du groupe</text:p>
      <text:p text:style-name="P2">AMINAT<text:span text:style-name="T19">A DRAME</text:span></text:p>
      <text:p text:style-name="P2">ADJI ANTA DABO</text:p>
      <text:p text:style-name="P2">SEYNABOU <text:span text:style-name="T19">NDIAYE</text:span></text:p>
      <text:p text:style-name="P2">ABDOU KADER THIAM</text:p>
      <text:p text:style-name="P3"/>
      <text:list xml:id="list2616770567" text:style-name="L1">
        <text:list-item>
          <text:p text:style-name="P23">Présentation d’ensemble du projet</text:p>
        </text:list-item>
      </text:list>
      <text:p text:style-name="P3"/>
      <text:list xml:id="list110351573862490" text:continue-numbering="true" text:style-name="L1">
        <text:list-item>
          <text:list>
            <text:list-item>
              <text:p text:style-name="P24">présentation de l’entreprise:</text:p>
            </text:list-item>
          </text:list>
        </text:list-item>
      </text:list>
      <text:p text:style-name="P3"/>
      <text:p text:style-name="Standard"><text:span text:style-name="Strong_20_Emphasis"><text:span text:style-name="T11">S’A PARADISE HOTEL </text:span></text:span><text:span text:style-name="Police_20_par_20_défaut"><text:span text:style-name="T12"><text:s/>représente le bon choix pour les clients qui veulent allier le charme à la tranquillité et à un emplacement pratique pour découvrir </text:span></text:span><text:span text:style-name="Strong_20_Emphasis"><text:span text:style-name="T12">paradise hôtel.</text:span></text:span><text:span text:style-name="Police_20_par_20_défaut"><text:span text:style-name="T12"> Crée en 201</text:span></text:span><text:span text:style-name="Police_20_par_20_défaut"><text:span text:style-name="T13">9</text:span></text:span><text:span text:style-name="Police_20_par_20_défaut"><text:span text:style-name="T12"> Il compta à son actif plus de 100 employés, S’agit d’un <text:s/>hôtel confortable sur le </text:span></text:span><text:span text:style-name="Strong_20_Emphasis"><text:span text:style-name="T11">sur la VDN près de la Sonatel Academy</text:span></text:span><text:span text:style-name="Police_20_par_20_défaut"><text:span text:style-name="T12">, avec un service soigné et personnalisé proposé à la clientèle par la famille et l’équipe en charge de l’hôtel, toujours disponibles pour d’éventuelles sollicitations.<text:line-break/>L’hôtel a cinq étages, avec ascenseur. Au rez-de-chaussée, outre la</text:span></text:span><text:span text:style-name="Strong_20_Emphasis"><text:span text:style-name="T12"> réception</text:span></text:span><text:span text:style-name="Police_20_par_20_défaut"><text:span text:style-name="T12">, vous trouverez un agréable petit salon où vous pourrez vous installer pour prendre un thé ou tout simplement pour lire et une superbe </text:span></text:span><text:span text:style-name="Strong_20_Emphasis"><text:span text:style-name="T12">terrasse </text:span></text:span><text:span text:style-name="Police_20_par_20_défaut"><text:span text:style-name="T12">pour se plonger dans l’atmosphère typique de la vie quotidienne de la VDN, en découvrant dès le matin l’agitation de la ville sur le canal et le grouillement des personnes qui envahissent les rues et les places avec leurs bavardages.<text:line-break/>Les chambres se situent aux premiers, deuxièmes et troisièmes étages. Le dernier étage s’ouvre sur une charmante terrasse, ou </text:span></text:span><text:span text:style-name="Strong_20_Emphasis"><text:span text:style-name="T12">solarium</text:span></text:span><text:span text:style-name="Police_20_par_20_défaut"><text:span text:style-name="T12">, à disposition des clients qui peuvent ainsi profiter d’une vue incroyable.<text:line-break/>Le petit-déjeuner est servi au buffet dans la salle du rez-de-chaussée et même dehors, l’été, dans notre petit patio.<text:line-break/>L’hôtel dispose d’un point Internet et d’un réseau </text:span></text:span><text:span text:style-name="Strong_20_Emphasis"><text:span text:style-name="T12">Wifi</text:span></text:span><text:span text:style-name="Police_20_par_20_défaut"><text:span text:style-name="T12">.</text:span></text:span></text:p>
      <text:p text:style-name="P3"/>
      <text:list xml:id="list110352077530948" text:continue-numbering="true" text:style-name="L1">
        <text:list-item>
          <text:list>
            <text:list-item>
              <text:p text:style-name="P24">Les objectifs du site:</text:p>
            </text:list-item>
          </text:list>
        </text:list-item>
      </text:list>
      <text:p text:style-name="P4"/>
      <text:p text:style-name="P6">Être présent et communiquer sur internet est devenu incontournable pour toutes les entreprises.</text:p>
      <text:p text:style-name="Text_20_body"><text:span text:style-name="Police_20_par_20_défaut"><text:span text:style-name="T12">Avoir un site internet est donc un investissement indispensable pour toutes les entreprises, petites et grandes. Votre site internet vous permettra de vous faire connaître en touchant un public ciblé toute l’année et sans interruption. C’est la vitrine de votre entreprise et votre carte de visite sur le web.</text:span></text:span><text:span text:style-name="Police_20_par_20_défaut"><text:span text:style-name="T17"> Ce </text:span></text:span><text:span text:style-name="Police_20_par_20_défaut"><text:span text:style-name="T12">site internet vous permet de</text:span></text:span><text:span text:style-name="Police_20_par_20_défaut"><text:span text:style-name="T17"> :</text:span></text:span></text:p>
      <text:p text:style-name="P9">Présenter vos activités, vos produits &amp; services,</text:p>
      <text:p text:style-name="P9">Valoriser vos produits et/ou vos prestations, en ajoutant des photos, des descriptifs,</text:p>
      <text:p text:style-name="P12">De créer un lien direct avec vos clients, de sonder leur opinion,</text:p>
      <text:p text:style-name="P12">De maintenir et développer votre chiffre d’affaires,</text:p>
      <text:p text:style-name="P12">De vendre vous produits et services en ligne,</text:p>
      <text:p text:style-name="P12">D’augmenter votre notoriété et d’occuper un espace non exploité par vos concurrents,</text:p>
      <text:p text:style-name="P12">D’informer vos clients et prospects avec : vos coordonnées, vos tarifs, vos offres (…).</text:p>
      <text:p text:style-name="P12">Votre site internet doit répondre aux besoins et objectifs que vous vous êtes fixés, par contre, dites-vous bien qu’il n’est pas possible de communiquer efficacement sur internet sans stratégie de communication et sans aucune compétence dans le domaine. On ne s’improvise pas webmaster,web-design, ce sont des vrais métiers ! Il est important de bien préparer votre plan de communication pour réussir votre arrivée sur Internet.</text:p>
      <text:p text:style-name="P11"><text:soft-page-break/><text:span text:style-name="Police_20_par_20_défaut"><text:span text:style-name="T12">L’ojectif d’un site internet est de toucher la bonne cible au bon moment et de maximiser votre ROI </text:span></text:span><text:span text:style-name="Emphasis"><text:span text:style-name="T12">(retour sur investissement)</text:span></text:span><text:span text:style-name="Police_20_par_20_défaut"><text:span text:style-name="T12">. Mettez toutes les chances de votre côté, en choisissant le bon vecteur de communication et faites-vous accompagner.</text:span></text:span></text:p>
      <text:p text:style-name="P13"/>
      <text:list xml:id="list110351734937192" text:continue-numbering="true" text:style-name="L1">
        <text:list-item>
          <text:list>
            <text:list-item>
              <text:p text:style-name="P24">La cible adressée par le site</text:p>
            </text:list-item>
          </text:list>
        </text:list-item>
      </text:list>
      <text:p text:style-name="P1"/>
      <text:p text:style-name="P3">Il suffit de distinguer schématiquement les différentes tranches de clientèles hotelleries traditionnelles pour se rendre compte qu’elles imposent chacune des impératifs spécifiques,</text:p>
      <text:p text:style-name="P3">Ainsi, il y a grossièrement 2 grandes segments:</text:p>
      <text:list xml:id="list1901115547" text:style-name="L2">
        <text:list-item>
          <text:p text:style-name="P26">la clientèle d’affaire, qui voyage pour des raisons professionnelles</text:p>
        </text:list-item>
        <text:list-item>
          <text:p text:style-name="P30"><text:span text:style-name="Police_20_par_20_défaut"><text:span text:style-name="T3">la clientèle de loisir, qui voyage à titre privé</text:span></text:span><text:span text:style-name="Police_20_par_20_défaut"><text:span text:style-name="T12">,</text:span></text:span></text:p>
        </text:list-item>
      </text:list>
      <text:p text:style-name="Standard"><text:span text:style-name="Police_20_par_20_défaut"><text:span text:style-name="T12">Parmi elles, il faut définir des sous-segments:</text:span></text:span></text:p>
      <text:h text:style-name="Heading_20_4" text:outline-level="4"><text:span text:style-name="Strong_20_Emphasis"><text:span text:style-name="T14">Clientèles d’affaires:</text:span></text:span></text:h>
      <text:p text:style-name="P14">La clientèle d’affaires qui voyage pour des raisons professionnelles</text:p>
      <text:p text:style-name="P6"/>
      <text:p text:style-name="Text_20_body"><text:span text:style-name="Strong_20_Emphasis"><text:span text:style-name="T5">Individuels d’affaires: </text:span></text:span><text:span text:style-name="Police_20_par_20_défaut"><text:span text:style-name="T12">il s’agit de cadres, commerciaux &amp; VRP, chercheurs, techniciens, ouvriers, chefs d’entreprise, professions libérales,… qui séjournent à l’hôtel pour des durées plus ou moins longues, selon ce qu’ils ont à faire dans une destination (chantier, visites de clients ou de fournisseurs, etc.).</text:span></text:span></text:p>
      <text:p text:style-name="Text_20_body"><text:span text:style-name="Emphasis"><text:span text:style-name="T12">Parmi eux, on trouve :</text:span></text:span><text:span text:style-name="Police_20_par_20_défaut"><text:span text:style-name="T12"><text:line-break/>des individuels affaires « plein tarif » : ils ne bénéficient pas de réductions spéciales et paient le tarif affiché. Cela concerne souvent des séjours ponctuels. <text:line-break/>Des individuelles affaires « agence » : ils bénéficient parfois d’un prix spécial et on doit payer une commission à l’agence de voyages ou de tourisme d’affaires qui a réservé pour eux.<text:line-break/>Des individuels « corporate » : ces clients sont logés avec un tarif spécialement négocié par l’hôtelier (ou la chaîne) avec leur entreprise en contrepartie d’un volume annuel de chambres louées. On intègre aussi les personnels des compagnies aériennes ou ferroviaires qui ont à loger à l’hôtel dans le cadre de leurs escales.<text:line-break/>Des individuels « prix spécial » : il s’agit de personnes en voyages d’affaires qui ont droit le cas échéant à un tarif promotionnel ou négocié à l’occasion d’un événement. Il peut s’agir par exemple d’exposants ou de visiteurs de salons, qui ont besoin d’un hébergement.</text:span></text:span></text:p>
      <text:p text:style-name="Text_20_body"><text:span text:style-name="Strong_20_Emphasis"><text:span text:style-name="T11">Groupes affaires : </text:span></text:span><text:span text:style-name="Police_20_par_20_défaut"><text:span text:style-name="T12">il s’agit des réunions professionnelles.</text:span></text:span></text:p>
      <text:p text:style-name="Text_20_body"><text:span text:style-name="Emphasis"><text:span text:style-name="T12">Parmi eux, on trouve:</text:span></text:span><text:span text:style-name="Police_20_par_20_défaut"><text:span text:style-name="T12"><text:line-break/>des séminaires et inventives (séminaires de stimulation) : ce sont les réunions professionnelles qui s’organisent dans l’hôtel. Il y a les séminaires résidentiels, comprenant au moins une nuit d’hébergement, et les journées d’études, sans hébergement, qui se déroulent malgré cela dans des hôtels.<text:line-break/>Des congressistes : les personnes participants à un congrès, symposium, colloque, convention d’entreprise, etc., qui sont juste hébergés dans l’hôtel mais qui se réunissent à l’extérieur, par exemple dans le palais des congrès de la ville.<text:line-break/>Des groupes affaires divers : plus marginaux que les séminaires, on y place les tournées correspondent à des spectacles (chanteurs, théâtre, music-hall,…), dont les membres et organisateurs sont hébergés à l’hôtel avec des tarifs spéciaux négociés ou encore les réunions de partis politiques (organisateurs) ou autres.</text:span></text:span></text:p>
      <text:p text:style-name="P10"/>
      <text:h text:style-name="Heading_20_4" text:outline-level="4"><text:soft-page-break/><text:span text:style-name="Strong_20_Emphasis"><text:span text:style-name="T15">Clientèles de loisirs :</text:span></text:span></text:h>
      <text:p text:style-name="Text_20_body"><text:span text:style-name="Strong_20_Emphasis"><text:span text:style-name="T12">Individuels de loisirs : </text:span></text:span><text:span text:style-name="Police_20_par_20_défaut"><text:span text:style-name="T12">il s’agit de personnes qui voyagent à titre personnel, et qui séjournent à l’hôtel pour des durées plus ou moins longues. Les motifs de voyages peuvent être pluriels : visites de famille ou d’amis, voyage culturel ou d’agrément, etc.</text:span></text:span></text:p>
      <text:p text:style-name="Text_20_body"><text:span text:style-name="Emphasis"><text:span text:style-name="T14">Parmi eux, on trouve</text:span></text:span><text:span text:style-name="Emphasis"><text:span text:style-name="T12"> </text:span></text:span><text:span text:style-name="Police_20_par_20_défaut"><text:span text:style-name="T12"><text:line-break/>des individuels de loisirs « plein tarif » : ils ne bénéficient pas de réductions spéciales et paient le tarif affiché.<text:line-break/>Des individuels de loisirs « agence » : ils bénéficient parfois d’un prix spécial et on doit payer une commission à l’agence de voyages qui a réservé pour eux.<text:line-break/>Des individuels « prix spécial » : il s’agit de personnes qui ont droit le cas échéant à un tarif promotionnel ou négocié à l’occasion d’un événement (mariage, événement familial) ou de leur adhésion à une fédération ou association. Il peut s’agir par exemple aussi de bénéficiaires de tarifs de dernière minute sur Internet ou clients de passage arrivant tard, ou encore de familles, familles nombreuses ou de seniors à qui l’on propose un prix réduit ciblé.</text:span></text:span></text:p>
      <text:p text:style-name="Text_20_body"><text:span text:style-name="Strong_20_Emphasis"><text:span text:style-name="T12">Groupes de loisirs : </text:span></text:span><text:span text:style-name="Police_20_par_20_défaut"><text:span text:style-name="T12">il s’agit des voyageurs en autocar ou de tout ce qui associatif ou familial, en dehors des voyages professionnels.</text:span></text:span></text:p>
      <text:p text:style-name="Text_20_body"><text:span text:style-name="Emphasis"><text:span text:style-name="T12">Parmi eux, on trouve:</text:span></text:span><text:span text:style-name="Police_20_par_20_défaut"><text:span text:style-name="T12"><text:line-break/>des groupes de tourisme : il s’agit des personnes qui voyagent en autocar, dont le déplacement inclut une ou plusieurs nuits à l’hôtel. Cela peut être des groupes constitués par l’autocariste ou un tour opérateur (voyages à la place), ou encore des groupes pré constitués: association, famille, club sportif, club du 3e âge, etc. Ils ont généralement droit à un tarif réduit par rapport aux prix affichés et le conducteur de l’autocar ou/et le guide sont hébergés gratuitement.<text:line-break/>des groupes « autres » : par rapport aux groupes de tourisme, les personnes ne viennent pas en autocar, mais individuellement, tout en profitant de tarifs spéciaux négociés à l’occasion de fêtes de familles, d’événements sportifs, de meetings politiques et autres.</text:span></text:span></text:p>
      <text:p text:style-name="P9">Ces distinctions globales faites, un hôtelier peut ajouter d’autres découpages possibles, avec des clients qui ont parfois des attentes ou des besoins spécifiques, voire des comportements d’achat particuliers. Ils s’intègrent dans plusieurs de ces sous-segments indiqués ci-dessus : les clientèles étrangères distinguées par nationalités ou grandes origines géographiques, les personnes handicapées ou à mobilité réduite, la clientèle «gay», les seniors, les familles (dont familles recomposées), les femmes voyageant seules (notamment en voyages d’affaires), les clients fidèles, etc.</text:p>
      <text:p text:style-name="Text_20_body"><text:span text:style-name="Emphasis"><text:span text:style-name="T12">Nota : </text:span></text:span><text:span text:style-name="Emphasis"><text:span text:style-name="T16">il ne s’agit pas de classements discriminatoires (clientèle gay, femmes, etc.), mais de simples « découpages » permettant de mieux organiser son offre et son marketing, selon des comportements différenciés.</text:span></text:span></text:p>
      <text:p text:style-name="Text_20_body"><text:span text:style-name="Police_20_par_20_défaut"><text:span text:style-name="T12">Quoi qu’il en soit,</text:span></text:span><text:span text:style-name="Strong_20_Emphasis"><text:span text:style-name="T10"> </text:span></text:span><text:span text:style-name="Strong_20_Emphasis"><text:span text:style-name="T12">un hôtel aura la plupart du temps plusieurs de ces segments de clientèles. </text:span></text:span><text:span text:style-name="Police_20_par_20_défaut"><text:span text:style-name="T12">Plus l’hôtel sera grand et plus il travaillera avec un nombre grandissant de clientèles distinctes et complémentaires. Cela peut monter jusqu’à 25 segments pour un 150 chambres! Depuis ces dernières années, l’hôtellerie est condamnée à travailler avec une succession de niches de clientèles (segment de clients en petit volume) qui se juxtaposent et permettent ainsi de mieux remplir les hôtels. Le segment que l’on cherche à développer devient ainsi une «cible» de clientèle.</text:span></text:span></text:p>
      <text:p text:style-name="P10"/>
      <text:list xml:id="list110134360789083" text:style-name="L1">
        <text:list-item>
          <text:list>
            <text:list-item>
              <text:p text:style-name="P28"><text:soft-page-break/>Périmètre du projet:</text:p>
            </text:list-item>
          </text:list>
        </text:list-item>
      </text:list>
      <text:p text:style-name="Standard"><text:span text:style-name="Police_20_par_20_défaut"><text:span text:style-name="T3">Ce site du S’A Paradise hotel est conçu pour s’adapter à plusieurs langues</text:span></text:span><text:span text:style-name="Police_20_par_20_défaut"><text:span text:style-name="T12">, à savoir l’anglais, le français et l’espagnol. Il suffit de faire une traduction de la langue souhaitée en cliquant sur le bouton de traduction situant en haut à gauche de la page.</text:span></text:span></text:p>
      <text:p text:style-name="Standard"><text:span text:style-name="Police_20_par_20_défaut"><text:span text:style-name="T12">Grace à la possessivité qui géré la rotation et l’adaptation à chaque tous les écrans que nous souhaitons ouvrir le site.</text:span></text:span></text:p>
      <text:list xml:id="list110352759662151" text:continue-numbering="true" text:style-name="L1">
        <text:list-item>
          <text:list>
            <text:list-item>
              <text:p text:style-name="P28">Description de l’existant:</text:p>
            </text:list-item>
          </text:list>
        </text:list-item>
      </text:list>
      <text:p text:style-name="Standard"><text:span text:style-name="Police_20_par_20_défaut"><text:span text:style-name="T4">Au préalable, il n’existait pas de site pour cette hôtel du cout on est libre de choisir un nom de domaine qui nous convient pour la création. Pour qu’il soit en ligne on a besoin d’un hébergeur.</text:span></text:span></text:p>
      <text:p text:style-name="P15">Un <text:span text:style-name="Élevé">hébergeur </text:span>est un prestataire de service qui met à votre disposition un espace de stockage sur un serveur connecté en permanence à Internet. Un hébergeur vous permet donc, entre autres, de rendre votre <text:a xlink:type="simple" xlink:href="https://aide.lws.fr/a/23" office:target-frame-name="_top" xlink:show="replace" text:style-name="Internet_20_link" text:visited-style-name="Visited_20_Internet_20_Link"><text:span text:style-name="Lien_20_hypertexte"><text:span text:style-name="T18">nom de domaine</text:span></text:span></text:a> accessible à tous les internautes.</text:p>
      <text:p text:style-name="P15">Pourquoi prendre un hébergeur web ?</text:p>
      <text:p text:style-name="P15">Un hébergement web est indispensable si vous souhaitez publier un site web sur Internet. L'hébergeur web vous procurera une place sur un serveur relié à Internet pour y placer vos fichiers, ceux-ci seront alors visibles par tous via Internet (en tapant le <text:a xlink:type="simple" xlink:href="https://aide.lws.fr/a/23" office:target-frame-name="_top" xlink:show="replace" text:style-name="Internet_20_link" text:visited-style-name="Visited_20_Internet_20_Link"><text:span text:style-name="Lien_20_hypertexte"><text:span text:style-name="T18">nom de domaine</text:span></text:span></text:a> que vous aurez choisi dans un navigateur web ou en utilisant un moteur de recherche type Google).</text:p>
      <text:p text:style-name="P15">Avant la création du site, l’hôtel disposait d’un logo, des éléments graphiques, des textes….</text:p>
      <text:p text:style-name="P7"/>
      <text:list xml:id="list110351734637696" text:continue-numbering="true" text:style-name="L1">
        <text:list-item>
          <text:p text:style-name="P31">Description graphique et ergonomique</text:p>
        </text:list-item>
      </text:list>
      <text:p text:style-name="P16"/>
      <text:list xml:id="list110351188484481" text:continue-numbering="true" text:style-name="L1">
        <text:list-item>
          <text:list>
            <text:list-item>
              <text:p text:style-name="P31">Charge graphiques:</text:p>
            </text:list-item>
          </text:list>
        </text:list-item>
      </text:list>
      <text:p text:style-name="Standard">Pour la charge graphique, ici on précise les différents couleurs qu’on va utiliser pour le site et la couleur dominante. On doit éclairer s’il y aura des variations du code couleur selon les sections ou les pages du site. Dire la police de notre choix sans oublier donner un exemple de site pour model.</text:p>
      <text:list xml:id="list110350979196680" text:continue-numbering="true" text:style-name="L1">
        <text:list-item>
          <text:list>
            <text:list-item>
              <text:p text:style-name="P32">Maquette:</text:p>
            </text:list-item>
          </text:list>
        </text:list-item>
      </text:list>
      <text:p text:style-name="Standard">Pour les maquettes de ce site on a décrit l’organisation des principales pages. Cela est du par une idée précise du propriétaire.</text:p>
      <text:p text:style-name="Standard"/>
      <text:list xml:id="list110352828529815" text:continue-numbering="true" text:style-name="L1">
        <text:list-item>
          <text:p text:style-name="P29">description fonctionnelle et technique :</text:p>
        </text:list-item>
      </text:list>
      <text:p text:style-name="P17"/>
      <text:list xml:id="list110352239435710" text:continue-numbering="true" text:style-name="L1">
        <text:list-item>
          <text:list>
            <text:list-item>
              <text:p text:style-name="P29">Arborescence du site :</text:p>
            </text:list-item>
          </text:list>
        </text:list-item>
      </text:list>
      <text:p text:style-name="P17"/>
      <text:p text:style-name="P17"/>
      <text:p text:style-name="P17"/>
      <text:p text:style-name="P17"/>
      <text:p text:style-name="P17"/>
      <text:p text:style-name="P17"/>
      <text:p text:style-name="P17"/>
      <text:p text:style-name="P17"/>
      <text:p text:style-name="P18"><draw:custom-shape text:anchor-type="paragraph" draw:z-index="3" draw:name="Rectangle 7" draw:style-name="gr1" draw:text-style-name="P34" svg:width="4.973cm" svg:height="1.004cm" svg:x="10.753cm" svg:y="0.011cm"><text:p text:style-name="P33">Chambre lux</text:p><draw:enhanced-geometry svg:viewBox="0 0 21600 21600" draw:type="non-primitive" draw:enhanced-path="M 0 0 L 21600 0 21600 21600 0 21600 Z N"/></draw:custom-shape><draw:connector text:anchor-type="paragraph" draw:z-index="14" draw:name="Connecteur droit avec flèche 20" draw:style-name="gr2" draw:text-style-name="P35" draw:type="line" svg:x1="5.249cm" svg:y1="1.016cm" svg:x2="10.753cm" svg:y2="0.407cm" svg:d="M5249 1016l5504-609" svg:viewBox="0 0 5505 610"><text:p/></draw:connector><draw:custom-shape text:anchor-type="paragraph" draw:z-index="0" draw:name="Rectangle 1" draw:style-name="gr1" draw:text-style-name="P34" svg:width="4.366cm" svg:height="1.033cm" svg:x="0.884cm" svg:y="0.407cm"><text:p text:style-name="P33"><text:span text:style-name="T20">CHAM</text:span><text:span text:style-name="T20">BRES</text:span></text:p><draw:enhanced-geometry svg:viewBox="0 0 21600 21600" draw:type="non-primitive" draw:enhanced-path="M 0 0 L 21600 0 21600 21600 0 21600 Z N"/></draw:custom-shape><text:span text:style-name="Police_20_par_20_défaut"><text:span text:style-name="T6"/></text:span></text:p>
      <text:p text:style-name="P18"><draw:connector text:anchor-type="paragraph" draw:z-index="15" draw:name="Connecteur droit avec flèche 21" draw:style-name="gr3" draw:text-style-name="P35" draw:type="line" svg:x1="5.249cm" svg:y1="0.448cm" svg:x2="10.753cm" svg:y2="1.348cm" svg:d="M5249 448l5504 900" svg:viewBox="0 0 5505 901"><text:p/></draw:connector><draw:connector text:anchor-type="paragraph" draw:z-index="16" draw:name="Connecteur droit avec flèche 22" draw:style-name="gr4" draw:text-style-name="P35" draw:type="line" svg:x1="5.249cm" svg:y1="0.448cm" svg:x2="10.753cm" svg:y2="2.962cm" svg:d="M5249 448l5504 2514" svg:viewBox="0 0 5505 2515"><text:p/></draw:connector><text:span text:style-name="Police_20_par_20_défaut"><text:span text:style-name="T7"/></text:span></text:p>
      <text:p text:style-name="P18"><draw:custom-shape text:anchor-type="paragraph" draw:z-index="5" draw:name="Rectangle 9" draw:style-name="gr1" draw:text-style-name="P34" svg:width="4.973cm" svg:height="0.872cm" svg:x="10.753cm" svg:y="0.462cm"><text:p text:style-name="P33">Chambre gaming</text:p><draw:enhanced-geometry svg:viewBox="0 0 21600 21600" draw:type="non-primitive" draw:enhanced-path="M 0 0 L 21600 0 21600 21600 0 21600 Z N"/></draw:custom-shape><text:span text:style-name="Police_20_par_20_défaut"><text:span text:style-name="T6"/></text:span></text:p>
      <text:p text:style-name="P17"/>
      <text:p text:style-name="P18"><draw:custom-shape text:anchor-type="paragraph" draw:z-index="7" draw:name="Rectangle 11" draw:style-name="gr1" draw:text-style-name="P34" svg:width="4.366cm" svg:height="0.9cm" svg:x="0.884cm" svg:y="0.199cm"><text:p text:style-name="P33"><text:span text:style-name="T20">CONTACTS</text:span></text:p><draw:enhanced-geometry svg:viewBox="0 0 21600 21600" draw:type="non-primitive" draw:enhanced-path="M 0 0 L 21600 0 21600 21600 0 21600 Z N"/></draw:custom-shape><text:span text:style-name="Police_20_par_20_défaut"><text:span text:style-name="T6"/></text:span></text:p>
      <text:p text:style-name="P18"><draw:custom-shape text:anchor-type="paragraph" draw:z-index="4" draw:name="Rectangle 8" draw:style-name="gr1" draw:text-style-name="P34" svg:width="4.973cm" svg:height="0.953cm" svg:x="10.753cm" svg:y="0.319cm"><text:p text:style-name="P33">Chambre connecté</text:p><draw:enhanced-geometry svg:viewBox="0 0 21600 21600" draw:type="non-primitive" draw:enhanced-path="M 0 0 L 21600 0 21600 21600 0 21600 Z N"/></draw:custom-shape><text:span text:style-name="Police_20_par_20_défaut"><text:span text:style-name="T6"/></text:span></text:p>
      <text:p text:style-name="P17"/>
      <text:p text:style-name="P17"><text:soft-page-break/></text:p>
      <text:p text:style-name="P18"><draw:custom-shape text:anchor-type="paragraph" draw:z-index="11" draw:name="Rectangle 15" draw:style-name="gr1" draw:text-style-name="P34" svg:width="4.973cm" svg:height="0.98cm" svg:x="10.753cm" svg:y="0.388cm"><text:p text:style-name="P33">Fitness</text:p><draw:enhanced-geometry svg:viewBox="0 0 21600 21600" draw:type="non-primitive" draw:enhanced-path="M 0 0 L 21600 0 21600 21600 0 21600 Z N"/></draw:custom-shape><draw:custom-shape text:anchor-type="paragraph" draw:z-index="6" draw:name="Rectangle 10" draw:style-name="gr1" draw:text-style-name="P34" svg:width="4.366cm" svg:height="0.9cm" svg:x="0.884cm" svg:y="0.123cm"><text:p text:style-name="P33">FITNESS détente</text:p><draw:enhanced-geometry svg:viewBox="0 0 21600 21600" draw:type="non-primitive" draw:enhanced-path="M 0 0 L 21600 0 21600 21600 0 21600 Z N"/></draw:custom-shape><text:span text:style-name="Police_20_par_20_défaut"><text:span text:style-name="T6"/></text:span></text:p>
      <text:p text:style-name="P18"><draw:connector text:anchor-type="paragraph" draw:z-index="18" draw:name="Connecteur droit avec flèche 24" draw:style-name="gr6" draw:text-style-name="P35" draw:type="line" svg:x1="5.249cm" svg:y1="0.005cm" svg:x2="10.753cm" svg:y2="1.646cm" svg:d="M5249 5l5504 1641" svg:viewBox="0 0 5505 1642"><text:p/></draw:connector><draw:connector text:anchor-type="paragraph" draw:z-index="17" draw:name="Connecteur droit avec flèche 23" draw:style-name="gr5" draw:text-style-name="P35" draw:type="line" svg:x1="5.249cm" svg:y1="0.005cm" svg:x2="10.753cm" svg:y2="0.191cm" svg:d="M5249 5l5504 186" svg:viewBox="0 0 5505 187"><text:p/></draw:connector><draw:connector text:anchor-type="paragraph" draw:z-index="19" draw:name="Connecteur droit avec flèche 25" draw:style-name="gr7" draw:text-style-name="P35" draw:type="line" svg:x1="5.249cm" svg:y1="0.191cm" svg:x2="10.753cm" svg:y2="3.392cm" svg:d="M5249 191l5504 3201" svg:viewBox="0 0 5505 3203"><text:p/></draw:connector><text:span text:style-name="Police_20_par_20_défaut"><text:span text:style-name="T6"/></text:span></text:p>
      <text:p text:style-name="P17"/>
      <text:p text:style-name="P18"><draw:custom-shape text:anchor-type="paragraph" draw:z-index="10" draw:name="Rectangle 14" draw:style-name="gr1" draw:text-style-name="P34" svg:width="4.973cm" svg:height="0.98cm" svg:x="10.753cm" svg:y="0.272cm"><text:p text:style-name="P33">Spa</text:p><draw:enhanced-geometry svg:viewBox="0 0 21600 21600" draw:type="non-primitive" draw:enhanced-path="M 0 0 L 21600 0 21600 21600 0 21600 Z N"/></draw:custom-shape><draw:custom-shape text:anchor-type="paragraph" draw:z-index="9" draw:name="Rectangle 13" draw:style-name="gr1" draw:text-style-name="P34" svg:width="4.366cm" svg:height="0.953cm" svg:x="0.884cm" svg:y="0.457cm"><text:p text:style-name="P33">RESTAURANT</text:p><draw:enhanced-geometry svg:viewBox="0 0 21600 21600" draw:type="non-primitive" draw:enhanced-path="M 0 0 L 21600 0 21600 21600 0 21600 Z N"/></draw:custom-shape><text:span text:style-name="Police_20_par_20_défaut"><text:span text:style-name="T6"/></text:span></text:p>
      <text:p text:style-name="P17"/>
      <text:p text:style-name="P17"/>
      <text:p text:style-name="P18"><draw:custom-shape text:anchor-type="paragraph" draw:z-index="8" draw:name="Rectangle 12" draw:style-name="gr1" draw:text-style-name="P34" svg:width="4.973cm" svg:height="0.9cm" svg:x="10.753cm" svg:y="0.235cm"><text:p text:style-name="P33">Détente</text:p><draw:enhanced-geometry svg:viewBox="0 0 21600 21600" draw:type="non-primitive" draw:enhanced-path="M 0 0 L 21600 0 21600 21600 0 21600 Z N"/></draw:custom-shape><text:span text:style-name="Police_20_par_20_défaut"><text:span text:style-name="T6"/></text:span></text:p>
      <text:p text:style-name="P18"><draw:custom-shape text:anchor-type="paragraph" draw:z-index="12" draw:name="Rectangle 16" draw:style-name="gr1" draw:text-style-name="P34" svg:width="4.366cm" svg:height="0.9cm" svg:x="0.884cm" svg:y="0.566cm"><text:p text:style-name="P33">SALLES</text:p><draw:enhanced-geometry svg:viewBox="0 0 21600 21600" draw:type="non-primitive" draw:enhanced-path="M 0 0 L 21600 0 21600 21600 0 21600 Z N"/></draw:custom-shape><text:span text:style-name="Police_20_par_20_défaut"><text:span text:style-name="T6"/></text:span></text:p>
      <text:p text:style-name="P18"><draw:connector text:anchor-type="paragraph" draw:z-index="22" draw:name="Connecteur droit avec flèche 28" draw:style-name="gr10" draw:text-style-name="P35" draw:type="line" svg:x1="5.249cm" svg:y1="0.342cm" svg:x2="10.753cm" svg:y2="3.835cm" svg:d="M5249 342l5504 3493" svg:viewBox="0 0 5505 3494"><text:p/></draw:connector><draw:connector text:anchor-type="paragraph" draw:z-index="21" draw:name="Connecteur droit avec flèche 27" draw:style-name="gr9" draw:text-style-name="P35" draw:type="line" svg:x1="5.249cm" svg:y1="0.342cm" svg:x2="10.753cm" svg:y2="2.327cm" svg:d="M5249 342l5504 1985" svg:viewBox="0 0 5505 1986"><text:p/></draw:connector><draw:connector text:anchor-type="paragraph" draw:z-index="20" draw:name="Connecteur droit avec flèche 26" draw:style-name="gr8" draw:text-style-name="P35" draw:type="line" svg:x1="5.249cm" svg:y1="0.342cm" svg:x2="10.753cm" svg:y2="1.03cm" svg:d="M5249 342l5504 688" svg:viewBox="0 0 5505 690"><text:p/></draw:connector><text:span text:style-name="Police_20_par_20_défaut"><text:span text:style-name="T7"/></text:span></text:p>
      <text:p text:style-name="P18"><draw:custom-shape text:anchor-type="paragraph" draw:z-index="13" draw:name="Rectangle 18" draw:style-name="gr1" draw:text-style-name="P34" svg:width="4.973cm" svg:height="0.98cm" svg:x="10.753cm" svg:y="0.065cm"><text:p text:style-name="P33">Séminaire</text:p><draw:enhanced-geometry svg:viewBox="0 0 21600 21600" draw:type="non-primitive" draw:enhanced-path="M 0 0 L 21600 0 21600 21600 0 21600 Z N"/></draw:custom-shape><text:span text:style-name="Police_20_par_20_défaut"><text:span text:style-name="T6"/></text:span></text:p>
      <text:p text:style-name="P17"/>
      <text:p text:style-name="P18"><draw:custom-shape text:anchor-type="paragraph" draw:z-index="2" draw:name="Rectangle 6" draw:style-name="gr1" draw:text-style-name="P34" svg:width="4.973cm" svg:height="0.9cm" svg:x="10.753cm" svg:y="0.333cm"><text:p text:style-name="P33">Réunion</text:p><draw:enhanced-geometry svg:viewBox="0 0 21600 21600" draw:type="non-primitive" draw:enhanced-path="M 0 0 L 21600 0 21600 21600 0 21600 Z N"/></draw:custom-shape><text:span text:style-name="Police_20_par_20_défaut"><text:span text:style-name="T6"/></text:span></text:p>
      <text:p text:style-name="P17"/>
      <text:p text:style-name="P17"/>
      <text:p text:style-name="P18"><draw:custom-shape text:anchor-type="paragraph" draw:z-index="1" draw:name="Rectangle 5" draw:style-name="gr1" draw:text-style-name="P34" svg:width="4.973cm" svg:height="0.927cm" svg:x="10.753cm" svg:y="0.138cm"><text:p text:style-name="P33">Mariage</text:p><draw:enhanced-geometry svg:viewBox="0 0 21600 21600" draw:type="non-primitive" draw:enhanced-path="M 0 0 L 21600 0 21600 21600 0 21600 Z N"/></draw:custom-shape><text:span text:style-name="Police_20_par_20_défaut"><text:span text:style-name="T6"/></text:span></text:p>
      <text:p text:style-name="P17"/>
      <text:p text:style-name="P17"/>
      <text:p text:style-name="P17"/>
      <text:p text:style-name="P17"/>
      <text:p text:style-name="P18"><text:span text:style-name="Police_20_par_20_défaut"><text:span text:style-name="T8">Titre :</text:span></text:span><text:span text:style-name="Police_20_par_20_défaut"><text:span text:style-name="T9"> <text:s text:c="3"/></text:span></text:span><text:span text:style-name="Police_20_par_20_défaut"><text:span text:style-name="T8">Arborescence de notre site</text:span></text:span></text:p>
      <text:p text:style-name="P5"/>
      <text:p text:style-name="P17"/>
      <text:p text:style-name="P8"/>
      <text:list xml:id="list110351048018187" text:continue-numbering="true" text:style-name="L1">
        <text:list-item>
          <text:list>
            <text:list-item>
              <text:p text:style-name="P31">Contrainte techniques :</text:p>
            </text:list-item>
          </text:list>
        </text:list-item>
      </text:list>
      <text:p text:style-name="P3">Pour la création de ce site la technique privilégiée est HTML5/CSS3 et Bootstraop.</text:p>
      <text:p text:style-name="P3">Ce site est compatible avec les navigateurs web à savoir CHROME, FIREFOX, et INTERNET EXPLORER.</text:p>
      <text:p text:style-name="P3"/>
      <text:list xml:id="list110352706683249" text:continue-numbering="true" text:style-name="L1">
        <text:list-item>
          <text:p text:style-name="P25">Prestation attendues et modalités de sélection des prestataires</text:p>
        </text:list-item>
      </text:list>
      <text:p text:style-name="P19"/>
      <text:list xml:id="list110352694263520" text:continue-numbering="true" text:style-name="L1">
        <text:list-item>
          <text:list>
            <text:list-item>
              <text:p text:style-name="P31">Prestations attendues :</text:p>
            </text:list-item>
          </text:list>
        </text:list-item>
      </text:list>
      <text:p text:style-name="P20"/>
      <text:p text:style-name="P3">La liste de toutes les prestations et le devis du site.</text:p>
      <text:list xml:id="list2957654548" text:style-name="L3">
        <text:list-item>
          <text:p text:style-name="P27">Développement</text:p>
        </text:list-item>
        <text:list-item>
          <text:p text:style-name="P27">Design</text:p>
        </text:list-item>
        <text:list-item>
          <text:p text:style-name="P27">Intégration</text:p>
        </text:list-item>
        <text:list-item>
          <text:p text:style-name="P27">Migration de base de données ou autres actifs existants</text:p>
        </text:list-item>
        <text:list-item>
          <text:p text:style-name="P27">Achat du nom du domaine et gestion de l’hébergement</text:p>
        </text:list-item>
        <text:list-item>
          <text:p text:style-name="P27">Maintenance et mises à jour</text:p>
        </text:list-item>
        <text:list-item>
          <text:p text:style-name="P27">Formation à la gestion du site</text:p>
        </text:list-item>
        <text:list-item>
          <text:p text:style-name="P27">Accompagnement marketing : plan marketing, SEO, SEA, WEBANALYSE.</text:p>
        </text:list-item>
      </text:list>
      <text:list xml:id="list110135601310294" text:style-name="L1">
        <text:list-item>
          <text:list>
            <text:list-item>
              <text:p text:style-name="P31">Planning :</text:p>
            </text:list-item>
            <text:list-item>
              <text:p text:style-name="P31"/>
            </text:list-item>
          </text:list>
        </text:list-item>
      </text:list>
      <text:p text:style-name="P3">La date de soumission pour le prestataire était le vendredi 12 avril 2019.</text:p>
      <text:p text:style-name="P3">La date pour la soutenance orale est prévue le vendredi 19 avril 2019 à 8hr.</text:p>
      <text:p text:style-name="P3">La deadline de livraison est le vendredi 19 avril 2019.</text:p>
      <text:p text:style-name="P3"/>
      <text:list xml:id="list110351986927282" text:continue-numbering="true" text:style-name="L1">
        <text:list-item>
          <text:list>
            <text:list-item>
              <text:p text:style-name="P25"><text:soft-page-break/>Méthodologie de suivi :</text:p>
            </text:list-item>
          </text:list>
        </text:list-item>
      </text:list>
      <text:p text:style-name="P21"/>
      <text:p text:style-name="Standard"><text:span text:style-name="Police_20_par_20_défaut"><text:span text:style-name="T3">La méthodologie de suivi de ce site est organisée par des échanges téléphoniques hebdomadaires, une prestation physique régulièr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 svg:font-family="'Lohit Devanagari'" style:font-family-generic="system"/>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draw:marker draw:name="a1" svg:viewBox="0 0 20 30" svg:d="M10 0l-10 30h20z"/>
    <draw:marker draw:name="a13" svg:viewBox="0 0 20 30" svg:d="M10 0l-10 30h20z"/>
    <draw:marker draw:name="a15" svg:viewBox="0 0 20 30" svg:d="M10 0l-10 30h20z"/>
    <draw:marker draw:name="a17" svg:viewBox="0 0 20 30" svg:d="M10 0l-10 30h20z"/>
    <draw:marker draw:name="a23" svg:viewBox="0 0 20 30" svg:d="M10 0l-10 30h20z"/>
    <draw:marker draw:name="a25" svg:viewBox="0 0 20 30" svg:d="M10 0l-10 30h20z"/>
    <draw:marker draw:name="a27" svg:viewBox="0 0 20 30" svg:d="M10 0l-10 30h20z"/>
    <draw:marker draw:name="a4" svg:viewBox="0 0 20 30" svg:d="M10 0l-10 30h20z"/>
    <draw:marker draw:name="a6" svg:viewBox="0 0 20 30" svg:d="M10 0l-10 30h20z"/>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fo:hyphenate="false"/>
    </style:style>
    <style:style style:name="Heading_20_2" style:display-name="Heading 2" style:family="paragraph" style:parent-style-name="Heading" style:next-style-name="Text_20_body" style:default-outline-level="2" style:class="text">
      <style:paragraph-properties fo:margin-top="0.353cm" fo:margin-bottom="0cm" loext:contextual-spacing="false" fo:hyphenation-ladder-count="no-limit"/>
      <style:text-properties style:font-name="Liberation Serif" fo:font-family="'Liberation Serif'" style:font-family-generic="roman" style:font-pitch="variable" fo:font-size="18pt" fo:font-weight="bold" style:font-size-asian="18pt" style:font-weight-asian="bold" style:font-size-complex="18pt" style:font-weight-complex="bold" fo:hyphenate="false"/>
    </style:style>
    <style:style style:name="Heading_20_4" style:display-name="Heading 4" style:family="paragraph" style:parent-style-name="Heading" style:next-style-name="Text_20_body" style:default-outline-level="4" style:class="text">
      <style:paragraph-properties fo:margin-top="0.212cm" fo:margin-bottom="0cm" loext:contextual-spacing="false" fo:hyphenation-ladder-count="no-limit"/>
      <style:text-properties style:font-name="Liberation Serif" fo:font-family="'Liberation Serif'" style:font-family-generic="roman" style:font-pitch="variable" fo:font-size="12pt" fo:font-weight="bold" style:font-size-asian="12pt" style:font-weight-asian="bold" style:font-size-complex="12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Normal_20__28_Web_29_" style:display-name="Normal (Web)" style:family="paragraph" style:parent-style-name="Normal">
      <style:paragraph-properties fo:margin-top="0.176cm" fo:margin-bottom="0.176cm" loext:contextual-spacing="false" fo:hyphenation-ladder-count="no-limit" style:vertical-align="auto"/>
      <style:text-properties style:font-name="Times New Roman" fo:font-family="'Times New Roman'" style:font-family-generic="roman" style:font-pitch="variable"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style:style>
    <style:style style:name="Police_20_par_20_défaut" style:display-name="Police par défau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Emphasis" style:family="text">
      <style:text-properties fo:font-style="italic" style:font-style-asian="italic" style:font-style-complex="italic"/>
    </style:style>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Mangal" style:font-family-complex="Mangal" style:font-family-generic-complex="roman" style:font-pitch-complex="variable" style:font-size-complex="14.5pt"/>
    </style:style>
    <style:style style:name="Élevé" style:family="text" style:parent-style-name="Police_20_par_20_défaut">
      <style:text-properties fo:font-weight="bold" style:font-weight-asian="bold" style:font-weight-complex="bold"/>
    </style:style>
    <style:style style:name="Lien_20_hypertexte" style:display-name="Lien hypertexte" style:family="text" style:parent-style-name="Police_20_par_20_défaut">
      <style:text-properties fo:color="#0000ff"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initial-creator>abdou kader</meta:initial-creator>
    <meta:creation-date>2019-04-18T23:34:00Z</meta:creation-date>
    <dc:date>2019-04-19T11:03:50.459491005</dc:date>
    <meta:editing-cycles>3</meta:editing-cycles>
    <meta:editing-duration>PT3M18S</meta:editing-duration>
    <meta:document-statistic meta:table-count="0" meta:image-count="0" meta:object-count="0" meta:page-count="6" meta:paragraph-count="79" meta:word-count="1937" meta:character-count="12104" meta:non-whitespace-character-count="10265"/>
    <meta:template xlink:type="simple" xlink:actuate="onRequest" xlink:title="" xlink:href="../../../../tmp/mozilla_adji0/cahier%20de%20charge%20projet%20SA.odt/Normal"/>
  </office:meta>
</office:document-meta>
</file>